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formula="of:=[.A1]+[.B2]" office:value-type="float" office:value="11">
            <text:p>1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29/01/2019</text:date>, <text:time>13:5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3:54:35.92</meta:creation-date>
    <dc:date>2019-01-29T13:56:25.44</dc:date>
    <meta:editing-duration>PT1M11S</meta:editing-duration>
    <meta:editing-cycles>1</meta:editing-cycles>
    <meta:generator>OpenOffice/4.1.6$Win32 OpenOffice.org_project/416m1$Build-9790</meta:generator>
    <meta:document-statistic meta:table-count="3" meta:cell-count="3" meta:object-count="0"/>
  </office:meta>
</office:document-meta>
</file>